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6386" officeooo:paragraph-rsid="00176386"/>
    </style:style>
    <style:style style:name="P2" style:family="paragraph" style:parent-style-name="Standard">
      <style:paragraph-properties fo:text-align="center" style:justify-single-word="false"/>
      <style:text-properties officeooo:rsid="001d2dc4" officeooo:paragraph-rsid="001d2dc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bbaf" officeooo:paragraph-rsid="001dbba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bbaf" officeooo:paragraph-rsid="001dbba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1dbbaf" officeooo:paragraph-rsid="001dbbaf"/>
    </style:style>
    <style:style style:name="P6" style:family="paragraph" style:parent-style-name="Table_20_Contents">
      <style:paragraph-properties fo:text-align="center" style:justify-single-word="false"/>
      <style:text-properties officeooo:rsid="001dbbaf" officeooo:paragraph-rsid="001dbbaf"/>
    </style:style>
    <style:style style:name="P7" style:family="paragraph" style:parent-style-name="Table_20_Contents">
      <style:paragraph-properties fo:text-align="start" style:justify-single-word="false"/>
      <style:text-properties officeooo:rsid="001ff020" officeooo:paragraph-rsid="001ff020"/>
    </style:style>
    <style:style style:name="P8" style:family="paragraph" style:parent-style-name="Table_20_Contents">
      <style:paragraph-properties fo:text-align="center" style:justify-single-word="false"/>
      <style:text-properties officeooo:rsid="001ff020" officeooo:paragraph-rsid="001ff020"/>
    </style:style>
    <style:style style:name="P9" style:family="paragraph" style:parent-style-name="Header">
      <style:text-properties officeooo:rsid="00168caf" officeooo:paragraph-rsid="00168caf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709a" style:font-weight-asian="normal" style:font-weight-complex="normal"/>
    </style:style>
    <style:style style:name="T4" style:family="text">
      <style:text-properties fo:font-weight="normal" officeooo:rsid="001ff02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709a" style:font-weight-asian="bold" style:font-weight-complex="bold"/>
    </style:style>
    <style:style style:name="T7" style:family="text">
      <style:text-properties fo:font-weight="bold" officeooo:rsid="001ff020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f020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f02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to1" text:anchor-type="as-char" svg:y="-0.439cm" svg:width="6.193cm" svg:height="0.5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as-char" svg:y="-0.619cm" svg:width="6.265cm" svg:height="1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Média Aritmética <text:span text:style-name="T1">≥ Média Geométrica ≥ Média Harmônica</text:span></text:p>
      <text:p text:style-name="P2"><text:span text:style-name="T1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<text:span text:style-name="T1">Propriedades das medidas de posição central</text:span></text:p>
          </table:table-cell>
        </table:table-row>
        <table:table-row>
          <table:table-cell table:style-name="Tabela1.A2" office:value-type="string">
            <text:p text:style-name="P5">1) Se <text:span text:style-name="T5">somarmos</text:span><text:span text:style-name="T2"> </text:span><text:span text:style-name="T4">(vale para </text:span><text:span text:style-name="T7">subtração</text:span><text:span text:style-name="T4"> também, </text:span><text:span text:style-name="T9">mutatis mutandis</text:span><text:span text:style-name="T11">)</text:span> todas as observações com um determinado <text:span text:style-name="T5">valor fixo</text:span>, tal como <text:span text:style-name="T5">a</text:span>, toda a média terá resultado igual ao anterior à operação mais <text:span text:style-name="T6">a</text:span><text:span text:style-name="T3">:</text:span></text:p>
            <text:p text:style-name="P5"><text:span text:style-name="T2"/></text:p>
            <text:p text:style-name="P6"><draw:frame draw:style-name="fr1" draw:name="Objeto3" text:anchor-type="as-char" svg:y="-0.386cm" svg:width="3.69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7"/>
            <text:p text:style-name="P7">2) Se <text:span text:style-name="T5">multiplicarmos</text:span><text:span text:style-name="T2"> (vale para </text:span><text:span text:style-name="T5">divisão</text:span><text:span text:style-name="T2"> também, </text:span><text:span text:style-name="T8">mutatis mutandis</text:span><text:span text:style-name="T10">) todas as observações por um determinado </text:span><text:span text:style-name="T12">valor fixo</text:span><text:span text:style-name="T10">, tal como </text:span><text:span text:style-name="T12">a</text:span><text:span text:style-name="T10">, a média terá resultado igual ao anterior à operação multiplicado por </text:span><text:span text:style-name="T12">a</text:span><text:span text:style-name="T10">:</text:span></text:p>
            <text:p text:style-name="P7"><text:span text:style-name="T10"/></text:p>
            <text:p text:style-name="P8"><text:span text:style-name="T10"><draw:frame draw:style-name="fr1" draw:name="Objeto4" text:anchor-type="as-char" svg:y="-0.386cm" svg:width="3.664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  <text:p text:style-name="P8"><text:span text:style-name="T10"/></text:p>
          </table:table-cell>
        </table:table-row>
      </table:table>
      <text:p text:style-name="P3"><text:span text:style-name="T1"/></text:p>
      <text:p text:style-name="P4"><text:span text:style-name="T1"><draw:frame draw:style-name="fr1" draw:name="Objeto5" text:anchor-type="as-char" svg:y="-0.741cm" svg:width="4.688cm" svg:height="1.11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1"/></text:p>
      <text:p text:style-name="P4"><text:span text:style-name="T1"><draw:frame draw:style-name="fr1" draw:name="Objeto6" text:anchor-type="as-char" svg:y="-0.739cm" svg:width="4.221cm" svg:height="1.11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<text:span text:style-name="T1"/></text:p>
      <text:p text:style-name="P4"><text:span text:style-name="T1"><draw:frame draw:style-name="fr1" draw:name="Objeto7" text:anchor-type="as-char" svg:y="-0.415cm" svg:width="5.008cm" svg:height="0.504cm" draw:z-index="6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8caf" officeooo:paragraph-rsid="00168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Medidas de posição e dispers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9:53.027899867</meta:creation-date>
    <dc:date>2018-03-10T22:13:24.569049549</dc:date>
    <meta:editing-duration>PT22M17S</meta:editing-duration>
    <meta:editing-cycles>10</meta:editing-cycles>
    <meta:generator>LibreOffice/5.2.7.2$Linux_X86_64 LibreOffice_project/20m0$Build-2</meta:generator>
    <meta:document-statistic meta:table-count="1" meta:image-count="0" meta:object-count="7" meta:page-count="1" meta:paragraph-count="12" meta:word-count="85" meta:character-count="527" meta:non-whitespace-character-count="446"/>
  </office:meta>
</office:document-meta>
</file>

<file path=Object 1/content.xml><?xml version="1.0" encoding="utf-8"?>
<math xmlns="http://www.w3.org/1998/Math/MathML" display="block">
  <semantics>
    <mrow>
      <mi mathvariant="italic">Média</mi>
      <mrow>
        <mi mathvariant="italic">Geométrica</mi>
        <mo stretchy="false">=</mo>
        <mroot>
          <mrow>
            <msub>
              <mi>x</mi>
              <mn>1</mn>
            </msub>
            <mo stretchy="false">∗</mo>
            <msub>
              <mi>x</mi>
              <mn>2</mn>
            </msub>
            <mo stretchy="false">∗</mo>
            <mn>...</mn>
            <mo stretchy="false">∗</mo>
            <msub>
              <mi>x</mi>
              <mi>n</mi>
            </msub>
          </mrow>
          <mi>n</mi>
        </mroot>
      </mrow>
    </mrow>
    <annotation encoding="StarMath 5.0">Média Geométrica = nroot{n}{ x_{1} * x_{2} * ... * x_{n} } </annotation>
  </semantics>
</math>
</file>

<file path=Object 2/content.xml><?xml version="1.0" encoding="utf-8"?>
<math xmlns="http://www.w3.org/1998/Math/MathML" display="block">
  <semantics>
    <mrow>
      <mi mathvariant="italic">Média</mi>
      <mrow>
        <mi mathvariant="italic">Harmônica</mi>
        <mo stretchy="false">=</mo>
        <mfrac>
          <mi>n</mi>
          <mrow>
            <mfrac>
              <mn>1</mn>
              <msub>
                <mi>x</mi>
                <mn>1</mn>
              </msub>
            </mfrac>
            <mo stretchy="false">+</mo>
            <mfrac>
              <mn>1</mn>
              <msub>
                <mi>x</mi>
                <mn>2</mn>
              </msub>
            </mfrac>
            <mo stretchy="false">+</mo>
            <mn>...</mn>
            <mo stretchy="false">+</mo>
            <mfrac>
              <mn>1</mn>
              <msub>
                <mi>x</mi>
                <mi>n</mi>
              </msub>
            </mfrac>
          </mrow>
        </mfrac>
      </mrow>
    </mrow>
    <annotation encoding="StarMath 5.0">Média Harmônica = {n} over {{ 1 } over {x_1} + { 1 } over {x_2} + ... + { 1 } over {x_n}} </annotation>
  </semantics>
</math>
</file>

<file path=Object 3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+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+</mo>
          <mi>a</mi>
        </mrow>
      </mrow>
    </mrow>
    <annotation encoding="StarMath 5.0">Média(overline{ X } + a) = overline{ X } + a</annotation>
  </semantics>
</math>
</file>

<file path=Object 4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∗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∗</mo>
          <mi>a</mi>
        </mrow>
      </mrow>
    </mrow>
    <annotation encoding="StarMath 5.0">Média( overline{X} * a ) = overline{ X } * a</annotation>
  </semantics>
</math>
</file>

<file path=Object 5/content.xml><?xml version="1.0" encoding="utf-8"?>
<math xmlns="http://www.w3.org/1998/Math/MathML" display="block">
  <semantics>
    <mrow>
      <mi mathvariant="italic">Desvio</mi>
      <mrow>
        <mi mathvariant="italic">Médio</mi>
        <mo stretchy="false">=</mo>
        <mfrac>
          <mrow>
            <mo stretchy="false">∑</mo>
            <mrow>
              <mo fence="true" stretchy="true">|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true">|</mo>
            </mrow>
          </mrow>
          <mi>n</mi>
        </mfrac>
      </mrow>
    </mrow>
    <annotation encoding="StarMath 5.0">Desvio Médio = { sum abs{x_i-overline{X}} over n }</annotation>
  </semantics>
</math>
</file>

<file path=Object 6/content.xml><?xml version="1.0" encoding="utf-8"?>
<math xmlns="http://www.w3.org/1998/Math/MathML" display="block">
  <semantics>
    <mrow>
      <mi mathvariant="italic">Variância</mi>
      <mo stretchy="false">=</mo>
      <mfrac>
        <mrow>
          <mrow>
            <mo stretchy="false">∑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</mrow>
          <mn>²</mn>
        </mrow>
        <mi>n</mi>
      </mfrac>
    </mrow>
    <annotation encoding="StarMath 5.0">Variância = { sum (x_i - overline x)² } over { n }</annotation>
  </semantics>
</math>
</file>

<file path=Object 7/content.xml><?xml version="1.0" encoding="utf-8"?>
<math xmlns="http://www.w3.org/1998/Math/MathML" display="block">
  <semantics>
    <mrow>
      <mi mathvariant="italic">Desvio</mi>
      <mrow>
        <mi mathvariant="italic">Padrão</mi>
        <mo stretchy="false">=</mo>
        <msqrt>
          <mi mathvariant="italic">Variância</mi>
        </msqrt>
      </mrow>
    </mrow>
    <annotation encoding="StarMath 5.0">Desvio Padrão = sqrt{ Variância }</annotation>
  </semantics>
</math>
</file>